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000000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 table:number-columns-spanned="14" table:number-rows-spanned="1">
            <text:p>Loops</text:p>
          </table:table-cell>
          <table:covered-table-cell table:number-columns-repeated="13" table:style-name="ce2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6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6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7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32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2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tart Date</text:p>
          </table:table-cell>
          <table:covered-table-cell table:style-name="ce44"/>
          <table:table-cell table:style-name="ce4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27"/>
          <table:table-cell table:style-name="ce27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2"/>
        </table:table-row>
      </table:table>
      <table:table table:name="Chapter3" table:style-name="ta4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 table:number-columns-spanned="14" table:number-rows-spanned="1">
            <text:p>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 table:number-columns-spanned="14" table:number-rows-spanned="1">
            <text:p>Enums and Type Aliase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 table:number-columns-spanned="14" table:number-rows-spanned="1">
            <text:p>Arguments to Main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 table:number-columns-spanned="14" table:number-rows-spanned="1">
            <text:p>Function Overloading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 table:number-columns-spanned="14" table:number-rows-spanned="1">
            <text:p>Lambda Function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 table:number-columns-spanned="14" table:number-rows-spanned="1">
            <text:p>Functions: The Misfits</text:p>
          </table:table-cell>
          <table:covered-table-cell table:number-columns-repeated="13" table:style-name="ce49"/>
        </table:table-row>
        <table:table-row table:style-name="ro1">
          <table:table-cell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 table:style-name="ce49"/>
        </table:table-row>
        <table:table-row table:style-name="ro1">
          <table:table-cell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 table:number-columns-spanned="14" table:number-rows-spanned="1">
            <text:p>Function Templates</text:p>
          </table:table-cell>
          <table:covered-table-cell table:number-columns-repeated="13" table:style-name="ce4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tart Date</text:p>
          </table:table-cell>
          <table:covered-table-cell table:style-name="ce44"/>
          <table:table-cell table:style-name="ce44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27"/>
          <table:table-cell table:style-name="ce27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32"/>
          <table:table-cell table:style-name="ce32" table:number-columns-spanned="13" table:number-rows-spanned="1"/>
          <table:covered-table-cell table:number-columns-repeated="12" table:style-name="ce32"/>
        </table:table-row>
      </table:table>
      <table:table table:name="Chapter4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4:31:06.133545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13T14:31:15.647325408</dc:date>
    <meta:editing-duration>PT23M52S</meta:editing-duration>
    <meta:editing-cycles>22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17" meta:object-count="0"/>
  </office:meta>
</office:document-meta>
</file>